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6.909cm" table:align="right"/>
    </style:style>
    <style:style style:name="Taula1.A" style:family="table-column">
      <style:table-column-properties style:column-width="6.712cm"/>
    </style:style>
    <style:style style:name="Taula1.B" style:family="table-column">
      <style:table-column-properties style:column-width="3.39cm"/>
    </style:style>
    <style:style style:name="Taula1.C" style:family="table-column">
      <style:table-column-properties style:column-width="3.392cm"/>
    </style:style>
    <style:style style:name="Taula1.D" style:family="table-column">
      <style:table-column-properties style:column-width="3.415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1d608e" officeooo:paragraph-rsid="001d608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d608e" officeooo:paragraph-rsid="001d60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style="italic" fo:font-weight="normal" officeooo:paragraph-rsid="00248fa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officeooo:paragraph-rsid="0027a1cc"/>
    </style:style>
    <style:style style:name="P5" style:family="paragraph" style:parent-style-name="Text_20_body">
      <style:paragraph-properties fo:text-align="start" style:justify-single-word="false"/>
      <style:text-properties fo:font-style="italic" style:text-underline-style="none" officeooo:rsid="001d608e" officeooo:paragraph-rsid="001d608e" style:font-style-asian="italic" style:font-style-complex="italic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tyle="italic" officeooo:paragraph-rsid="0021786f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fo:font-style="italic" officeooo:paragraph-rsid="0023b758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  <style:text-properties fo:font-style="italic" officeooo:paragraph-rsid="0023dd6e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officeooo:paragraph-rsid="00248fae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officeooo:rsid="0023b758" officeooo:paragraph-rsid="0023b758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font-style="italic" officeooo:rsid="0023dd6e" officeooo:paragraph-rsid="0023dd6e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paragraph-rsid="00248fae" style:font-style-asian="italic" style:font-style-complex="italic"/>
    </style:style>
    <style:style style:name="P14" style:family="paragraph" style:parent-style-name="Text_20_body">
      <style:paragraph-properties fo:text-align="start" style:justify-single-word="false"/>
      <style:text-properties fo:font-style="italic" fo:font-weight="normal" officeooo:paragraph-rsid="001d608e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paragraph-rsid="0027a1cc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0027a1cc" officeooo:paragraph-rsid="0027a1cc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paragraph-rsid="002972d1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bold" officeooo:rsid="001d608e" officeooo:paragraph-rsid="001d608e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bold" officeooo:rsid="001d608e" officeooo:paragraph-rsid="0021786f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paragraph-rsid="0023b758"/>
    </style:style>
    <style:style style:name="P21" style:family="paragraph" style:parent-style-name="Text_20_body">
      <style:paragraph-properties fo:text-align="start" style:justify-single-word="false"/>
      <style:text-properties officeooo:paragraph-rsid="0023dd6e"/>
    </style:style>
    <style:style style:name="P22" style:family="paragraph" style:parent-style-name="Text_20_body">
      <style:paragraph-properties fo:text-align="start" style:justify-single-word="false"/>
      <style:text-properties fo:font-weight="bold" officeooo:paragraph-rsid="0021786f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tyle="normal" fo:font-weight="bold" officeooo:paragraph-rsid="0021786f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tyle="normal" fo:font-weight="bold" officeooo:paragraph-rsid="00248fae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tyle="normal" fo:font-weight="bold" officeooo:paragraph-rsid="00248fae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fo:font-weight="bold" officeooo:paragraph-rsid="0027a1cc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rsid="0021786f" officeooo:paragraph-rsid="0021786f"/>
    </style:style>
    <style:style style:name="P28" style:family="paragraph" style:parent-style-name="Text_20_body">
      <style:paragraph-properties fo:text-align="justify" style:justify-single-word="false"/>
      <style:text-properties fo:language="es" fo:country="CO" fo:font-style="italic" fo:font-weight="normal" officeooo:paragraph-rsid="00248fae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officeooo:paragraph-rsid="00248fae"/>
    </style:style>
    <style:style style:name="P30" style:family="paragraph" style:parent-style-name="Text_20_body">
      <style:text-properties officeooo:paragraph-rsid="0029ec62"/>
    </style:style>
    <style:style style:name="P31" style:family="paragraph" style:parent-style-name="Table_20_Contents">
      <style:paragraph-properties fo:text-align="start" style:justify-single-word="false"/>
      <style:text-properties officeooo:rsid="001f81fc" officeooo:paragraph-rsid="001f81fc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e8b05" officeooo:paragraph-rsid="001e8b0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e8b05" officeooo:paragraph-rsid="001e8b05"/>
    </style:style>
    <style:style style:name="P35" style:family="paragraph" style:parent-style-name="Standard">
      <style:text-properties fo:font-style="italic" fo:font-weight="normal" officeooo:paragraph-rsid="0027a1cc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ize="20pt" fo:language="es" fo:country="CO" fo:font-style="italic" style:text-underline-style="solid" style:text-underline-width="auto" style:text-underline-color="font-color" fo:font-weight="bold" officeooo:rsid="002c9f08" officeooo:paragraph-rsid="002c9f08" style:font-size-asian="17.5pt" style:font-style-asian="italic" style:font-weight-asian="bold" style:font-size-complex="20pt" style:font-style-complex="italic" style:font-weight-complex="bold"/>
    </style:style>
    <style:style style:name="P37" style:family="paragraph" style:parent-style-name="Text_20_body">
      <style:text-properties fo:font-style="italic" officeooo:rsid="002c2885" officeooo:paragraph-rsid="002c2885" style:font-style-asian="italic" style:font-style-complex="italic"/>
    </style:style>
    <style:style style:name="P38" style:family="paragraph" style:parent-style-name="Text_20_body">
      <style:text-properties officeooo:paragraph-rsid="002c2885"/>
    </style:style>
    <style:style style:name="P39" style:family="paragraph" style:parent-style-name="Heading_20_1">
      <style:text-properties fo:color="#00cc33"/>
    </style:style>
    <style:style style:name="P40" style:family="paragraph" style:parent-style-name="Heading_20_4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1d608e"/>
    </style:style>
    <style:style style:name="T2" style:family="text">
      <style:text-properties officeooo:rsid="0021786f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48fa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664e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9ec6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9749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b758" style:font-style-asian="italic" style:font-style-complex="italic"/>
    </style:style>
    <style:style style:name="T10" style:family="text">
      <style:text-properties fo:font-style="italic" officeooo:rsid="0023dd6e" style:font-style-asian="italic" style:font-style-complex="italic"/>
    </style:style>
    <style:style style:name="T11" style:family="text">
      <style:text-properties fo:font-style="italic" officeooo:rsid="002c2885" style:font-style-asian="italic" style:font-style-complex="italic"/>
    </style:style>
    <style:style style:name="T12" style:family="text">
      <style:text-properties fo:font-weight="normal" officeooo:rsid="0021786f" style:font-weight-asian="normal" style:font-weight-complex="normal"/>
    </style:style>
    <style:style style:name="T13" style:family="text">
      <style:text-properties fo:font-weight="normal" officeooo:rsid="00248fae" style:font-weight-asian="normal" style:font-weight-complex="normal"/>
    </style:style>
    <style:style style:name="T14" style:family="text">
      <style:text-properties officeooo:rsid="0023b758"/>
    </style:style>
    <style:style style:name="T15" style:family="text">
      <style:text-properties officeooo:rsid="00248fae"/>
    </style:style>
    <style:style style:name="T16" style:family="text">
      <style:text-properties fo:color="#000000" fo:font-style="italic" fo:font-weight="normal" officeooo:rsid="00248fae" style:font-style-asian="italic" style:font-weight-asian="normal" style:font-style-complex="italic" style:font-weight-complex="normal"/>
    </style:style>
    <style:style style:name="T17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style:text-underline-style="none" fo:font-weight="normal" officeooo:rsid="00248fae" style:font-style-asian="italic" style:font-weight-asian="normal" style:font-style-complex="italic" style:font-weight-complex="normal"/>
    </style:style>
    <style:style style:name="T19" style:family="text">
      <style:text-properties fo:color="#000000" fo:font-weight="normal" officeooo:rsid="00248fae" style:font-weight-asian="normal" style:font-weight-complex="normal"/>
    </style:style>
    <style:style style:name="T20" style:family="text">
      <style:text-properties fo:language="es" fo:country="CO"/>
    </style:style>
    <style:style style:name="T21" style:family="text">
      <style:text-properties fo:language="es" fo:country="CO" officeooo:rsid="00248fae"/>
    </style:style>
    <style:style style:name="T22" style:family="text">
      <style:text-properties officeooo:rsid="002664e1"/>
    </style:style>
    <style:style style:name="T23" style:family="text">
      <style:text-properties officeooo:rsid="0027a1cc"/>
    </style:style>
    <style:style style:name="T24" style:family="text">
      <style:text-properties officeooo:rsid="002972d1"/>
    </style:style>
    <style:style style:name="T25" style:family="text">
      <style:text-properties officeooo:rsid="002a9749"/>
    </style:style>
    <style:style style:name="T26" style:family="text">
      <style:text-properties officeooo:rsid="002c2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Activitat seguretat lògica</text:h>
      <text:p text:style-name="P1">20.Octubre.15</text:p>
      <text:h text:style-name="Heading_20_4" text:outline-level="4"><text:bookmark text:name="yui_3_17_2_2_1445362721148_142"/>Matriu de control d'accés</text:h>
      <text:p text:style-name="P5">Els usuaris Oriol, Raquel i Ramon són propietaris dels arxius fitxer1, fitxer2 i fitxer3, respectivament. Cada propietari té tots els drets d'accés (control total) sobre el seu fitxer. A més, cada usuari ha atorgat o denegat certs drets d'accés sobre el seu fitxer a la resta:</text:p>
      <text:p text:style-name="P6">L'Oriol ha concedit permís de lectura i d'escriptura per a en Ramon i la Raquel.</text:p>
      <text:p text:style-name="P6">La Raquel ha denegat qualsevol dret d'accés al seu fitxer per a tothom (sense accés).</text:p>
      <text:p text:style-name="P6"><text:bookmark text:name="yui_3_17_2_2_1445362721148_145"/>En Ramon ha concedit drets d'accés de lectura a l'Oriol i de lectura i d'escriptura a la Raquel.</text:p>
      <text:p text:style-name="P18">1.Creeu la matriu de control d'accés per als subjectes Oriol, Raquel i Ramon i per als objectes fitxer1, fitxer2 i fitxer3. </text:p>
      <text:p text:style-name="P22"><text:span text:style-name="T1">2.</text:span>Assenyaleu una possible llista de control d'accés per a un objecte determinat. </text:p>
      <text:p text:style-name="P19">3.Assenyaleu les capacitats per a un subjecte determinat.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34">Sujeto</text:p>
          </table:table-cell>
          <table:table-cell table:style-name="Taula1.A1" office:value-type="string">
            <text:p text:style-name="P34">Fichero1</text:p>
          </table:table-cell>
          <table:table-cell table:style-name="Taula1.A1" office:value-type="string">
            <text:p text:style-name="P34">Fichero2</text:p>
          </table:table-cell>
          <table:table-cell table:style-name="Taula1.D1" office:value-type="string">
            <text:p text:style-name="P34">Fichero3</text:p>
          </table:table-cell>
        </table:table-row>
        <table:table-row table:style-name="Taula1.2">
          <table:table-cell table:style-name="Taula1.A2" office:value-type="string">
            <text:p text:style-name="P32">Oriol</text:p>
          </table:table-cell>
          <table:table-cell table:style-name="Taula1.A2" office:value-type="string">
            <text:p text:style-name="P31">Acceso total</text:p>
          </table:table-cell>
          <table:table-cell table:style-name="Taula1.A2" office:value-type="string">
            <text:p text:style-name="P31">Sin acceso</text:p>
          </table:table-cell>
          <table:table-cell table:style-name="Taula1.D2" office:value-type="string">
            <text:p text:style-name="P31">Lectura</text:p>
          </table:table-cell>
        </table:table-row>
        <table:table-row>
          <table:table-cell table:style-name="Taula1.A2" office:value-type="string">
            <text:p text:style-name="P33">Raquel</text:p>
          </table:table-cell>
          <table:table-cell table:style-name="Taula1.A2" office:value-type="string">
            <text:p text:style-name="P31">Lectura y escritura</text:p>
          </table:table-cell>
          <table:table-cell table:style-name="Taula1.A2" office:value-type="string">
            <text:p text:style-name="P31">Acceso total</text:p>
          </table:table-cell>
          <table:table-cell table:style-name="Taula1.D2" office:value-type="string">
            <text:p text:style-name="P31">Lectura y escritura</text:p>
          </table:table-cell>
        </table:table-row>
        <table:table-row>
          <table:table-cell table:style-name="Taula1.A2" office:value-type="string">
            <text:p text:style-name="P33">Ramon</text:p>
          </table:table-cell>
          <table:table-cell table:style-name="Taula1.A2" office:value-type="string">
            <text:p text:style-name="P31">Lectura y escritura</text:p>
          </table:table-cell>
          <table:table-cell table:style-name="Taula1.A2" office:value-type="string">
            <text:p text:style-name="P31">Sin acceso</text:p>
          </table:table-cell>
          <table:table-cell table:style-name="Taula1.D2" office:value-type="string">
            <text:p text:style-name="P31">Acceso total</text:p>
          </table:table-cell>
        </table:table-row>
      </table:table>
      <text:p text:style-name="P18"/>
      <text:h text:style-name="Heading_20_4" text:outline-level="4">Eines de gestió de contrasenyes</text:h>
      <text:p text:style-name="P14">De vegades, els usuaris tenen moltes contrasenyes per recordar i si aquestes, a més, han de ser robustes pot fer difícil la gestió de les contrasenyes. Hi ha eines que permeten gestionar les contrasenyes sense disminuir la seguretat.</text:p>
      <text:p text:style-name="P23"><text:span text:style-name="T2">1.</text:span>Descarregueu-vos l'eina de programari lliure KeePass Safe. </text:p>
      <text:p text:style-name="P23"><text:span text:style-name="T2">2.</text:span>Instal·leu l'eina. </text:p>
      <text:p text:style-name="P23"><text:span text:style-name="T2">3.</text:span>Enumereu quines funcionalitats pot facilitar la gestió de contrasenyes. </text:p>
      <text:p text:style-name="P7"><text:span text:style-name="T12">1- E</text:span>stablecer una contraseña maestra individual, única y robusta que utilizarás para abrir y cerrar tu base de datos de contraseñas.</text:p>
      <text:p text:style-name="P7"><text:span text:style-name="T2">2-</text:span><text:bookmark text:name="a2.2.AñadirEntrada"/><text:span text:style-name="T2"> </text:span>Añadir Entrada: te permite añadir información de cuentas, contraseñas y otros detalles importantes en tu base de datos.</text:p>
      <text:p text:style-name="P8"><text:span text:style-name="T14">3- </text:span><text:bookmark text:name="a2.3EditarunaEntrada"/>Editar una Entrada: editar en cualquier momento una entrada existente.</text:p>
      <text:p text:style-name="P20"><text:span text:style-name="T9">4- </text:span><text:bookmark text:name="a2.4GenerarContraseñasAleatorias"/><text:span text:style-name="T8">Generar Contraseñas Aleatorias: Las contraseñas largas y al azar son consideradas robustas en el mundo de la seguridad. El </text:span><text:span text:style-name="Strong_20_Emphasis"><text:span text:style-name="T8">KeePass</text:span></text:span><text:span text:style-name="T8"> suministra un </text:span><text:span text:style-name="Emphasis"><text:span text:style-name="T8">Generador de Contraseñas</text:span></text:span><text:span text:style-name="T8">, para ayudarte en este proceso. </text:span><text:span text:style-name="T9">U</text:span><text:span text:style-name="T8">na contraseña aleatoria es generada automáticamente cuando creas/añades una nueva entrada.</text:span></text:p>
      <text:p text:style-name="P8"><text:soft-page-break/><text:span text:style-name="T14">5- </text:span><text:bookmark text:name="a2.5CerrarMinimizaryRestaurarelKeePass"/>Cerrar, Minimizar y Restaurar el KeePass.</text:p>
      <text:p text:style-name="P8"><text:span text:style-name="T14">6- </text:span><text:bookmark text:name="a2.6CrearunRespaldodelArchivodeContraseña"/>Crear un Respaldo del Archivo de Contraseña: El archivo de la base de datos, se denota por la extensión .kdb. Puedes copiar este archivo a una memoria USB. Nadie será capaz de abrir la base de datos si no conoce la contraseña maestra. <text:s/></text:p>
      <text:p text:style-name="P21"><text:span text:style-name="T10">7- </text:span><text:bookmark text:name="a2.7ReinicializarlaContraseñaMaestra"/><text:span text:style-name="T8">Reinicializar la Contraseña Maestra cambiar la </text:span><text:span text:style-name="Emphasis"><text:span text:style-name="T8">Contraseña Maestra</text:span></text:span><text:span text:style-name="T8">. Esto puede hacerse una vez que has abierto la base de datos de contraseñas. </text:span></text:p>
      <text:h text:style-name="Heading_20_4" text:outline-level="4"><text:bookmark text:name="yui_3_17_2_2_1445364502469_145"/>Atacs de diccionari</text:h>
      <text:p text:style-name="P9">Els atacants tenen diferents mètodes per a intentar esbrinar una contrasenya, un dels quals és l'atac de diccionari.</text:p>
      <text:p text:style-name="P24"><text:span text:style-name="T15">1.</text:span>Cerqueu informació de l'eina John the Ripper. </text:p>
      <text:p text:style-name="P24"><text:span text:style-name="T15">2.</text:span>Expliqueu quin mecanisme fa servir per a esbrinar contrasenyes. </text:p>
      <text:p text:style-name="P24"><text:span text:style-name="T13">U</text:span><text:span text:style-name="T3">sa un</text:span><text:span text:style-name="T17"> </text:span><text:span text:style-name="T18">ataque por diccionario</text:span><text:span text:style-name="T17">:</text:span><text:span text:style-name="T3"> tiene un diccionario con palabras, que pueden ser contraseñas típicas, y las va probando todas. Para cada palabra, la cifra y la compara con el </text:span><text:a xlink:type="simple" xlink:href="https://es.wikipedia.org/wiki/Hash"><text:span text:style-name="T4">h</text:span></text:a><text:span text:style-name="T4">ash</text:span><text:span text:style-name="T3"> a descifrar. Si coinciden, es que la palabra era la correcta.</text:span></text:p>
      <text:p text:style-name="P24"><text:span text:style-name="T15">3.</text:span>Expliqueu per què una contrasenya no pot ser una paraula que aparegui en un diccionari. </text:p>
      <text:p text:style-name="P10"><text:span text:style-name="T15">P</text:span>orque la mayor parte de las contraseñas que usa la gente son palabras de diccionario, <text:span text:style-name="T15">por ellos son contraseñas debiles y es más rápido que la descifren.</text:span></text:p>
      <text:h text:style-name="Heading_20_4" text:outline-level="4">Tipus d'autenticació</text:h>
      <text:p text:style-name="P10">Cerqueu i poseu diversos exemples dels diferents tipus d'autenticació que hi ha, ordenats per categories:</text:p>
      <text:p text:style-name="P24"><text:span text:style-name="T15">1.</text:span>Autenticació per coneixement. </text:p>
      <text:p text:style-name="P3">El nombre de mi <text:span text:style-name="T15">perro</text:span>, la clave del cajero, una palabra clave, etc.</text:p>
      <text:p text:style-name="P3"/>
      <text:p text:style-name="P24"><text:span text:style-name="T15">2.</text:span>Autenticació per possessió. </text:p>
      <text:p text:style-name="P3">Una tarjeta inteligente, <text:span text:style-name="T15">DNI electronico, etc.</text:span></text:p>
      <text:p text:style-name="P3"/>
      <text:p text:style-name="P24"><text:span text:style-name="T15">3.</text:span>Autenticació per característica. </text:p>
      <text:p text:style-name="P3">La huella digital, la retina, la voz, u otras características físicas, <text:span text:style-name="T15">etc</text:span>.</text:p>
      <text:p text:style-name="P3"/>
      <text:h text:style-name="Heading_20_4" text:outline-level="4">Sticky bit</text:h>
      <text:p text:style-name="P28">Cerqueu per Internet informació sobre l'sticky bit, un tipus especial de permís per a sistemes de tipus UNIX.</text:p>
      <text:p text:style-name="P25"><text:bookmark text:name="yui_3_17_2_2_1445364502469_150"/><text:span text:style-name="T21">1.</text:span><text:span text:style-name="T20">Per a què s'utilitzava abans?</text:span></text:p>
      <text:p text:style-name="P29"><text:span text:style-name="T3">Históricamente, el sticky bit se utilizaba en </text:span><text:span text:style-name="T16">ficheros ejecutables. </text:span></text:p>
      <text:p text:style-name="P13"><text:span text:style-name="T19">E</text:span>s un <text:span text:style-name="T15">permiso de acceso</text:span> que puede ser asignado a <text:span text:style-name="T15">ficheros</text:span> y <text:span text:style-name="T15">directorios</text:span> en sistemas <text:span text:style-name="T15">Unix</text:span>.</text:p>
      <text:p text:style-name="P13">Cuando se asignaba, le indicaba al <text:span text:style-name="T22">sistema operativo</text:span> que mantuviera el <text:span text:style-name="T22">programa </text:span>en <text:span text:style-name="T22">swap</text:span> para <text:soft-page-break/>ejecuciones posteriores. </text:p>
      <text:p text:style-name="P25"><text:span text:style-name="T20"><text:s/></text:span><text:bookmark text:name="yui_3_17_2_2_1445364502469_149"/><text:span text:style-name="T21">2.</text:span>Quina utilitat té ara? </text:p>
      <text:p text:style-name="P25"><text:span text:style-name="T3">Hoy en día, el sticky bit se utiliza con </text:span><text:span text:style-name="T5">directorios. </text:span><text:span text:style-name="T3">Cuando se le asigna a un directorio, significa que los elementos que hay en ese directorio sólo pueden ser </text:span><text:span text:style-name="T5">renombrados</text:span><text:span text:style-name="T3"> o </text:span><text:span text:style-name="T5">borrados</text:span><text:span text:style-name="T3"> por el propietario del elemento, el propietario del directorio o el usuario </text:span><text:span text:style-name="T5">root</text:span><text:span text:style-name="T3">, aunque el resto de usuarios tenga permisos de escritura y, por tanto, puedan modificar el contenido de esos elementos.</text:span></text:p>
      <text:p text:style-name="P25"><text:span text:style-name="T15">3.</text:span>Quina línia d'ordres cal per a poder activar l'sticky bit en un directori? </text:p>
      <text:p text:style-name="Text_20_body"># chmod +t /directorio</text:p>
      <text:h text:style-name="Heading_20_4" text:outline-level="4"><text:bookmark text:name="yui_3_17_2_2_1445364502469_151"/>Eines SIM</text:h>
      <text:p text:style-name="P6">Un tipus d'eines de gestió d'incidències i d'alarmes són les denominades eines SIM, que són eines de monitorització de la integritat dels sistemes (de l'anglès system integrity monitor).</text:p>
      <text:p text:style-name="P26"><text:bookmark text:name="yui_3_17_2_2_1445364502469_153"/><text:span text:style-name="T23">1.</text:span>Cerqueu informació sobre les eines SIM. </text:p>
      <text:p text:style-name="P16">Sistema Monitor de Integridad.</text:p>
      <text:p text:style-name="P26"><text:span text:style-name="T23">2.</text:span>Enumereu quins avantatges ofereixen de cara a la gestió de registres. </text:p>
      <text:p text:style-name="P15"><text:span text:style-name="T24">R</text:span>epresenta una utilidad que proporciona la detección de intrusiones por comprobar si los archivos han sido cambiados, agregados o deleted.If esto sucede, avisa al administrador por correo electrónico. Debido a que los hackers necesitan cambiar ciertos archivos del sistema para obtener acceso, esta utilidad gratuita ofrece un gran medio para identificar los servidores que están abiertos a los ataques. </text:p>
      <text:p text:style-name="P26"><text:bookmark text:name="yui_3_17_2_2_1445364502469_152"/><text:span text:style-name="T23">3.</text:span>Enumereu un parell de productes d'aquesta tipologia. </text:p>
      <text:p text:style-name="P17">-<text:span text:style-name="T24">GFI LANguard <text:s/>Security Event Log Monitor</text:span></text:p>
      <text:p text:style-name="P17">-<text:span text:style-name="T24">GFI LANguard Security Event Log Monitor 5 </text:span></text:p>
      <text:p text:style-name="P17">-<text:span text:style-name="T24">GFI LANguard (anteriormente LANguard Net...)</text:span></text:p>
      <text:p text:style-name="P17">-<text:span text:style-name="T24">GFI LANguard <text:s/>2011.</text:span></text:p>
      <text:h text:style-name="P40" text:outline-level="4">Monitorització d'esdeveniments</text:h>
      <text:p text:style-name="P15">Cada sistema operatiu genera una sèrie d'esdeveniments i enregistra els errors o les incidències que succeeixen.</text:p>
      <text:p text:style-name="P26"><text:span text:style-name="T23">1.</text:span>Cerqueu quina eina ofereix el vostre sistema operatiu per a visualitzar els esdeveniments enregistrats. </text:p>
      <text:p text:style-name="P4"><text:span text:style-name="T7">Monitor dl sistema:</text:span><text:span text:style-name="T3"> </text:span><text:span text:style-name="T7">H</text:span>a<text:span text:style-name="T25">ce</text:span> refer<text:span text:style-name="T25">é</text:span>ncia a la vigil<text:span text:style-name="T25">á</text:span>ncia <text:span text:style-name="T25">y</text:span> la supervisió<text:span text:style-name="T25">n</text:span> de determina<text:span text:style-name="T25">do</text:span>s par<text:span text:style-name="T25">á</text:span>metr<text:span text:style-name="T25">o</text:span>s p<text:span text:style-name="T25">a</text:span>r<text:span text:style-name="T25">a</text:span> <text:span text:style-name="T25">a </text:span>segurar que el funcionament<text:span text:style-name="T26">o</text:span> del sistema <text:span text:style-name="T26">cubre</text:span> el resulta<text:span text:style-name="T26">do</text:span> <text:span text:style-name="T26">o</text:span>ptim<text:span text:style-name="T26">o</text:span> previst<text:span text:style-name="T26">o</text:span> <text:span text:style-name="T26">y</text:span> que <text:span text:style-name="T26">se</text:span> detect<text:span text:style-name="T26">a</text:span>n l<text:span text:style-name="T26">a</text:span>s possibles desviacion<text:span text:style-name="T26">e</text:span>s. </text:p>
      <text:p text:style-name="P35"/>
      <text:p text:style-name="P30"/>
      <text:p text:style-name="P15"/>
      <text:p text:style-name="P26"><text:soft-page-break/><text:span text:style-name="T23">2.</text:span>Enumereu els quatre darrers esdeveniments que apareguin en el registre</text:p>
      <text:p text:style-name="P37">Nombre de los procesos:</text:p>
      <text:p text:style-name="P37">- at-spi2-registryd</text:p>
      <text:p text:style-name="P38">- <text:span text:style-name="T11">at-spi-bus-launcher</text:span></text:p>
      <text:p text:style-name="P38"><text:span text:style-name="T11">- bamfdaemon</text:span></text:p>
      <text:p text:style-name="P38"><text:span text:style-name="T11">- cat</text:span></text:p>
      <text:p text:style-name="P28"/>
      <text:p text:style-name="P36">Alba Cadaval García</text:p>
      <text:p text:style-name="P10"/>
      <text:p text:style-name="P21"><text:s/></text:p>
      <text:p text:style-name="P12"/>
      <text:p text:style-name="P11"/>
      <text:p text:style-name="P2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9:39:32.459847677</meta:creation-date>
    <dc:date>2015-10-22T21:14:25.298408314</dc:date>
    <meta:editing-duration>PT1H42M30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4" meta:paragraph-count="86" meta:word-count="957" meta:character-count="6172" meta:non-whitespace-character-count="5270"/>
  </office:meta>
</office:document-meta>
</file>